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_20__28_user_29_">
      <style:text-properties fo:font-size="14pt" fo:font-weight="bold" officeooo:paragraph-rsid="000ae53c" style:font-size-asian="14pt" style:font-weight-asian="bold" style:font-size-complex="14pt" style:font-weight-complex="bold"/>
    </style:style>
    <style:style style:name="P2" style:family="paragraph" style:parent-style-name="Standard_20__28_user_29_">
      <style:text-properties fo:font-weight="bold" officeooo:paragraph-rsid="000ae53c" style:font-weight-asian="bold" style:font-weight-complex="bold"/>
    </style:style>
    <style:style style:name="P3" style:family="paragraph" style:parent-style-name="Standard_20__28_user_29_">
      <style:text-properties fo:font-weight="bold" officeooo:rsid="000ae53c" officeooo:paragraph-rsid="000ae53c" style:font-weight-asian="bold" style:font-weight-complex="bold"/>
    </style:style>
    <style:style style:name="P4" style:family="paragraph" style:parent-style-name="Standard_20__28_user_29_">
      <style:text-properties fo:font-weight="bold" officeooo:paragraph-rsid="000dd8bf" style:font-weight-asian="bold" style:font-weight-complex="bold"/>
    </style:style>
    <style:style style:name="P5" style:family="paragraph" style:parent-style-name="Standard_20__28_user_29_">
      <style:text-properties fo:font-weight="bold" officeooo:rsid="000dd8bf" officeooo:paragraph-rsid="000dd8bf" style:font-weight-asian="bold" style:font-weight-complex="bold"/>
    </style:style>
    <style:style style:name="P6" style:family="paragraph" style:parent-style-name="Standard_20__28_user_29_">
      <style:text-properties officeooo:paragraph-rsid="000ae53c"/>
    </style:style>
    <style:style style:name="P7" style:family="paragraph" style:parent-style-name="Standard_20__28_user_29_">
      <style:text-properties officeooo:paragraph-rsid="000b30ce"/>
    </style:style>
    <style:style style:name="P8" style:family="paragraph" style:parent-style-name="Standard_20__28_user_29_" style:list-style-name="WWNum3">
      <style:text-properties officeooo:paragraph-rsid="000dd8bf"/>
    </style:style>
    <style:style style:name="P9" style:family="paragraph" style:parent-style-name="Standard_20__28_user_29_" style:list-style-name="WWNum2">
      <style:text-properties officeooo:paragraph-rsid="000dd8bf"/>
    </style:style>
    <style:style style:name="P10" style:family="paragraph" style:parent-style-name="Standard_20__28_user_29_">
      <style:text-properties officeooo:paragraph-rsid="000dd8bf"/>
    </style:style>
    <style:style style:name="P11" style:family="paragraph" style:parent-style-name="Standard_20__28_user_29_" style:master-page-name="Standard">
      <style:paragraph-properties style:page-number="auto"/>
      <style:text-properties fo:font-size="14pt" fo:font-weight="bold" officeooo:paragraph-rsid="000ae53c"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3d759" style:font-weight-asian="bold" style:font-weight-complex="bold"/>
    </style:style>
    <style:style style:name="T3" style:family="text">
      <style:text-properties fo:font-weight="bold" officeooo:rsid="0002ea5e" style:font-weight-asian="bold" style:font-weight-complex="bold"/>
    </style:style>
    <style:style style:name="T4" style:family="text">
      <style:text-properties fo:font-weight="bold" officeooo:rsid="00072cdf" style:font-weight-asian="bold" style:font-weight-complex="bold"/>
    </style:style>
    <style:style style:name="T5" style:family="text">
      <style:text-properties fo:font-weight="bold" officeooo:rsid="0006f886" style:font-weight-asian="bold" style:font-weight-complex="bold"/>
    </style:style>
    <style:style style:name="T6" style:family="text">
      <style:text-properties fo:font-weight="bold" officeooo:rsid="000ae53c" style:font-weight-asian="bold" style:font-weight-complex="bold"/>
    </style:style>
    <style:style style:name="T7" style:family="text">
      <style:text-properties fo:font-weight="bold" officeooo:rsid="000b30ce" style:font-weight-asian="bold" style:font-weight-complex="bold"/>
    </style:style>
    <style:style style:name="T8" style:family="text">
      <style:text-properties fo:font-weight="bold" officeooo:rsid="0021384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3d759" style:font-weight-asian="normal" style:font-weight-complex="normal"/>
    </style:style>
    <style:style style:name="T11" style:family="text">
      <style:text-properties fo:font-weight="normal" officeooo:rsid="0002ea5e" style:font-weight-asian="normal" style:font-weight-complex="normal"/>
    </style:style>
    <style:style style:name="T12" style:family="text">
      <style:text-properties fo:font-weight="normal" officeooo:rsid="00072cdf" style:font-weight-asian="normal" style:font-weight-complex="normal"/>
    </style:style>
    <style:style style:name="T13" style:family="text">
      <style:text-properties fo:font-weight="normal" officeooo:rsid="000ae53c" style:font-weight-asian="normal" style:font-weight-complex="normal"/>
    </style:style>
    <style:style style:name="T14" style:family="text">
      <style:text-properties fo:font-weight="normal" officeooo:rsid="000b30ce" style:font-weight-asian="normal" style:font-weight-complex="normal"/>
    </style:style>
    <style:style style:name="T15" style:family="text">
      <style:text-properties fo:font-weight="normal" officeooo:rsid="0021384b" style:font-weight-asian="normal" style:font-weight-complex="normal"/>
    </style:style>
    <style:style style:name="T16" style:family="text">
      <style:text-properties fo:font-weight="normal" officeooo:rsid="000dd8bf" style:font-weight-asian="normal" style:font-weight-complex="normal"/>
    </style:style>
    <style:style style:name="T17" style:family="text">
      <style:text-properties officeooo:rsid="0003d759"/>
    </style:style>
    <style:style style:name="T18" style:family="text">
      <style:text-properties officeooo:rsid="000ae53c"/>
    </style:style>
    <style:style style:name="T19" style:family="text">
      <style:text-properties officeooo:rsid="0002ea5e"/>
    </style:style>
    <style:style style:name="T20" style:family="text">
      <style:text-properties officeooo:rsid="0006f886"/>
    </style:style>
    <style:style style:name="T21" style:family="text">
      <style:text-properties officeooo:rsid="0004d2c2"/>
    </style:style>
    <style:style style:name="T22" style:family="text">
      <style:text-properties officeooo:rsid="000b30ce"/>
    </style:style>
    <style:style style:name="T23" style:family="text">
      <style:text-properties officeooo:rsid="000c4e49"/>
    </style:style>
    <style:style style:name="T24" style:family="text">
      <style:text-properties officeooo:rsid="000dd8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sert elements <text:span text:style-name="T18">using keyboard</text:span></text:p>
      <text:p text:style-name="P1"/>
      <text:p text:style-name="P6"><text:span text:style-name="T1">Description: </text:span><text:s/>The User enters the names of the nodes and the weight of the edge connecting them, which are then drawn in the graphic view window. The node is always drawn the same, while the edge visualization depends on cases.</text:p>
      <text:p text:style-name="P6"/>
      <text:p text:style-name="P6"><text:span text:style-name="T1">Actors: </text:span>The User</text:p>
      <text:p text:style-name="P6"/>
      <text:p text:style-name="P6"><text:span text:style-name="T1">Preconditions: </text:span>The application is running and the desired direction of the Graph is chosen.</text:p>
      <text:p text:style-name="P6"/>
      <text:p text:style-name="P6"><text:span text:style-name="T1">Postconditions: </text:span><text:span text:style-name="T9">The input is saved internally, the set of edges </text:span><text:span text:style-name="T11">is</text:span><text:span text:style-name="T9"> changed, </text:span><text:span text:style-name="T11">while the set of nodes changes if the user chose to draw the node that was not in the list prior to that moment</text:span><text:span text:style-name="T9"> and </text:span><text:span text:style-name="T11">the changes are </text:span><text:span text:style-name="T9">drawn in the graphic view window accordingly.</text:span></text:p>
      <text:p text:style-name="P6"/>
      <text:p text:style-name="P2">Main scenario:</text:p>
      <text:p text:style-name="P3">1. <text:span text:style-name="T9">The User can draw nodes and edges by entering the names of the node(s) (and weight)</text:span></text:p>
      <text:p text:style-name="P6"><text:span text:style-name="T3"><text:tab/>1.</text:span><text:span text:style-name="T6">1</text:span><text:span text:style-name="T3"> </text:span><text:span text:style-name="T19">If the u</text:span>ser enters just the name of the first node.</text:p>
      <text:p text:style-name="P6"><text:span text:style-name="T1"><text:tab/><text:tab/>1.1.</text:span><text:span text:style-name="T6">1</text:span><text:span text:style-name="T1"> </text:span>User clicks <text:s/>the “Add” button.</text:p>
      <text:p text:style-name="P6"><text:tab/><text:tab/><text:span text:style-name="T4">1.</text:span><text:span text:style-name="T6">1.2</text:span><text:span text:style-name="T4"> </text:span><text:span text:style-name="T12">The node entered by the User </text:span><text:span text:style-name="T16">is drawn</text:span></text:p>
      <text:p text:style-name="P6"><text:span text:style-name="T1"><text:tab/><text:tab/><text:tab/>1.</text:span><text:span text:style-name="T6">1.2.1</text:span> <text:span text:style-name="T20">If the node does not exits,</text:span> <text:span text:style-name="T20">it</text:span> is added to the set of nodes and it is shown in graphic view. It is drawn as a circle, positioned in a way that it doesn’t overlap other nodes, if <text:span text:style-name="T19">there is a node in near proximity to the node being drawn</text:span>. <text:span text:style-name="T20">Skip to </text:span><text:span text:style-name="T24">1.</text:span></text:p>
      <text:p text:style-name="P6"><text:span text:style-name="T1"><text:tab/><text:tab/><text:tab/>1.</text:span><text:span text:style-name="T6">1.</text:span><text:span text:style-name="T1">2.</text:span><text:span text:style-name="T5">2</text:span> If the node is already in the set of nodes, nothing happens <text:span text:style-name="T19">in the graphic view, but the message is shown to the user</text:span>. <text:span text:style-name="T21">Skip to </text:span><text:span text:style-name="T20">1.</text:span></text:p>
      <text:p text:style-name="P6"><text:span text:style-name="T3"><text:tab/></text:span><text:span text:style-name="T6">1.</text:span><text:span text:style-name="T3">2 <text:s/></text:span><text:span text:style-name="T11">If the u</text:span>ser enters just the name of the first node and the name of the second node.</text:p>
      <text:p text:style-name="P6"><text:span text:style-name="T6"><text:tab/><text:tab/>1.</text:span><text:span text:style-name="T1">2.1 </text:span><text:span text:style-name="T9">User clicks the “Add” button.</text:span></text:p>
      <text:p text:style-name="P6"><text:span text:style-name="T9"><text:tab/><text:tab/></text:span><text:span text:style-name="T7">1.2.2 </text:span><text:span text:style-name="T14"><text:s/>The elements that the User entered are drawn </text:span></text:p>
      <text:p text:style-name="P6"><text:span text:style-name="T1"><text:tab/><text:tab/><text:tab/></text:span><text:span text:style-name="T6">1.</text:span><text:span text:style-name="T1">2.2.</text:span><text:span text:style-name="T6">1</text:span><text:span text:style-name="T1"> </text:span><text:span text:style-name="T13">If neither of nodes is in the node set, these</text:span> <text:span text:style-name="T18">nodes are</text:span> added to the set of nodes, and a non-weighted edge is added to the set of edges <text:span text:style-name="T18">and all three elements are added to the graphic view.</text:span> The nodes are drawn as described in 1.<text:span text:style-name="T18">1.</text:span>2. <text:span text:style-name="T22">The edge is drawn as a line connecting centers of said nodes. </text:span><text:span text:style-name="T24">Skip to 1.</text:span></text:p>
      <text:p text:style-name="P6"><text:span text:style-name="T1"><text:tab/><text:tab/><text:tab/></text:span><text:span text:style-name="T6">1.</text:span><text:span text:style-name="T1">2.2.</text:span><text:span text:style-name="T6">2</text:span><text:span text:style-name="T1"> </text:span>If one of the nodes already exists, we add and draw only the second node and non-weighted edge. <text:span text:style-name="T22">The edge is drawn as described in 1.2.2.1 and the nodes are drawn as described in 1.1.2. </text:span><text:span text:style-name="T24">Skip to 1</text:span></text:p>
      <text:p text:style-name="P6"><text:span text:style-name="T1"><text:tab/><text:tab/><text:tab/></text:span><text:span text:style-name="T7">1.2.</text:span><text:span text:style-name="T1">2.</text:span><text:span text:style-name="T6">3</text:span> If both nodes already exist</text:p>
      <text:p text:style-name="P7"><text:span text:style-name="T2"><text:tab/><text:tab/><text:tab/><text:tab/></text:span><text:span text:style-name="T7">1.</text:span><text:span text:style-name="T2">2.2.</text:span><text:span text:style-name="T6">3</text:span><text:span text:style-name="T2">.1</text:span><text:span text:style-name="T10"> If there is no edge connecting them,</text:span><text:span text:style-name="T9"> </text:span><text:span text:style-name="T17">t</text:span>he non-weighted edge is added to the set of <text:s/>edges and is drawn accordingly, depending on the direction of the graph (See Graph Settings use case). <text:span text:style-name="T22">The edge is drawn as described in 1.2.2.1 and the nodes are drawn as described in 1.1.2. </text:span><text:span text:style-name="T24">Skip to 1.</text:span></text:p>
      <text:p text:style-name="P6"><text:span text:style-name="T2"><text:tab/><text:tab/><text:tab/><text:tab/></text:span><text:span text:style-name="T7">1.</text:span><text:span text:style-name="T2">2.2.</text:span><text:span text:style-name="T6">3</text:span><text:span text:style-name="T2">.2 </text:span><text:span text:style-name="T10">Otherwise, </text:span><text:span text:style-name="T13">i</text:span>f a<text:span text:style-name="T18"> </text:span>connection between these two nodes already exists, nothing happens <text:span text:style-name="T18">in the graphic view, but the message is shown to the User. </text:span><text:span text:style-name="T24">Skip to 1.</text:span></text:p>
      <text:p text:style-name="P6"><text:tab/><text:span text:style-name="T7">1.3 </text:span><text:span text:style-name="T14">The </text:span>User enters the name of the first node, the name of the second node, and the weight of the edge.</text:p>
      <text:p text:style-name="P6"><text:span text:style-name="T1"><text:tab/><text:tab/></text:span><text:span text:style-name="T7">1.</text:span><text:span text:style-name="T1">3.1 </text:span>User clicks the “Add” button.</text:p>
      <text:p text:style-name="P7"><text:tab/><text:tab/><text:span text:style-name="T7">1.3.2 </text:span><text:span text:style-name="T14"><text:s/>The elements that the User entered are drawn </text:span></text:p>
      <text:p text:style-name="P7"><text:span text:style-name="T1"><text:tab/><text:tab/><text:tab/></text:span><text:span text:style-name="T6">1.</text:span><text:span text:style-name="T7">3</text:span><text:span text:style-name="T1">.2.</text:span><text:span text:style-name="T6">1</text:span><text:span text:style-name="T1"> </text:span><text:span text:style-name="T13">If neither of nodes is in the node set, these</text:span> <text:span text:style-name="T18">nodes are</text:span> added to the set of nodes, and a <text:span text:style-name="T22">weighted</text:span> edge is added to the set of edges, and all three objects are added to the graphic view <text:span text:style-name="T18">and all three elements are added to the graphic view.</text:span> The nodes are drawn as described in 1.<text:span text:style-name="T18">1.</text:span>2. <text:span text:style-name="T22">The edge is drawn as a line </text:span><text:span text:style-name="T23">with an arrow pointing to the node that is entered as the second by the User</text:span><text:span text:style-name="T22"> connecting centers of said nodes, with the number indicating its weight above the edge. </text:span><text:span text:style-name="T24">Skip to 1.</text:span></text:p>
      <text:p text:style-name="P7"><text:soft-page-break/><text:span text:style-name="T1"><text:tab/><text:tab/><text:tab/></text:span><text:span text:style-name="T6">1.</text:span><text:span text:style-name="T7">3</text:span><text:span text:style-name="T1">.2.</text:span><text:span text:style-name="T6">2</text:span><text:span text:style-name="T1"> </text:span>If one of the nodes already exists, we add and draw only the second node and weighted edge. <text:span text:style-name="T22">The edge is drawn as described in 1.3.2.1 and the nodes are drawn as described in 1.1.2. </text:span><text:span text:style-name="T24">Skip to 1.</text:span></text:p>
      <text:p text:style-name="P7"><text:span text:style-name="T1"><text:tab/><text:tab/><text:tab/></text:span><text:span text:style-name="T7">1.3.</text:span><text:span text:style-name="T1">2.</text:span><text:span text:style-name="T6">3</text:span> If both nodes already exist</text:p>
      <text:p text:style-name="P7"><text:span text:style-name="T2"><text:tab/><text:tab/><text:tab/><text:tab/></text:span><text:span text:style-name="T7">1.3</text:span><text:span text:style-name="T2">.2.</text:span><text:span text:style-name="T6">3</text:span><text:span text:style-name="T2">.1</text:span><text:span text:style-name="T10"> If there is no edge connecting them,</text:span><text:span text:style-name="T9"> </text:span><text:span text:style-name="T17">t</text:span>he weighted edge is added to the set of <text:s/>edges and is drawn accordingly, depending on the direction of the graph (See Graph Settings use case). <text:span text:style-name="T22">The edge is drawn as described in 1.</text:span><text:span text:style-name="T23">3</text:span><text:span text:style-name="T22">.2.1 and the nodes are drawn as described in 1.1.2. </text:span><text:span text:style-name="T24">Skip to 1.</text:span></text:p>
      <text:p text:style-name="P7"><text:span text:style-name="T2"><text:tab/><text:tab/><text:tab/><text:tab/></text:span><text:span text:style-name="T7">1.</text:span><text:span text:style-name="T2">2.2.</text:span><text:span text:style-name="T6">3</text:span><text:span text:style-name="T2">.2 </text:span><text:span text:style-name="T10">Otherwise, </text:span><text:span text:style-name="T13">i</text:span>f a <text:span text:style-name="T18">directed </text:span>connection between these two nodes already exists, nothing happens <text:span text:style-name="T18">in the graphic view, but the message is shown to the User. </text:span><text:span text:style-name="T24">Skip to 1.</text:span></text:p>
      <text:p text:style-name="P7"/>
      <text:p text:style-name="P4">Alternative scenarios:</text:p>
      <text:list xml:id="list870577002" text:style-name="WWNum2">
        <text:list-item>
          <text:p text:style-name="P9"><text:span text:style-name="T1">Application exit: </text:span>If User exists the application, any input or changes will be lost.</text:p>
        </text:list-item>
        <text:list-item>
          <text:p text:style-name="P9"><text:span text:style-name="T1">Wrong data type: </text:span>If User inputs weight of an edge as non-integer, or zero, an error message is shown.</text:p>
        </text:list-item>
        <text:list-item>
          <text:p text:style-name="P9"><text:span text:style-name="T1">Exceeding the limit: </text:span>If the User wants to add more nodes than currently supported, an error message is shown.<text:tab/></text:p>
        </text:list-item>
        <text:list-item>
          <text:p text:style-name="P9"><text:span text:style-name="T8">Drawing a loop: </text:span><text:span text:style-name="T15">If the User tries to create a loop, an error message is shown.</text:span><text:tab/></text:p>
        </text:list-item>
      </text:list>
      <text:p text:style-name="P10"/>
      <text:p text:style-name="P4">Additional information:</text:p>
      <text:list xml:id="list4218741354" text:style-name="WWNum3">
        <text:list-item>
          <text:p text:style-name="P8">The default weight of an edge is 1.</text:p>
        </text:list-item>
        <text:list-item>
          <text:p text:style-name="P8">Adding negative edges is possible, but will disable some algorithms.</text:p>
        </text:list-item>
      </text:list>
      <text:p text:style-name="P10"/>
      <text:p text:style-name="P5">Special requirements: /</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7917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5in" fo:margin-left="1.0417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25in" fo:margin-left="1.2917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1.5417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25in" fo:margin-left="1.7917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25in" fo:margin-left="2.0417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2.2917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25in" fo:margin-left="2.5417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25in" fo:margin-left="2.7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2T00:33:44.496298967</meta:creation-date>
    <dc:date>2022-11-22T01:07:51.728972764</dc:date>
    <meta:editing-duration>PT23M5S</meta:editing-duration>
    <meta:editing-cycles>4</meta:editing-cycles>
    <meta:generator>LibreOffice/6.4.7.2$Linux_X86_64 LibreOffice_project/40$Build-2</meta:generator>
    <meta:document-statistic meta:table-count="0" meta:image-count="0" meta:object-count="0" meta:page-count="2" meta:paragraph-count="37" meta:word-count="822" meta:character-count="4411" meta:non-whitespace-character-count="3566"/>
  </office:meta>
</office:document-meta>
</file>